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819in"/>
    </style:style>
    <style:style style:name="co2" style:family="table-column">
      <style:table-column-properties fo:break-before="auto" style:column-width="1.4744in"/>
    </style:style>
    <style:style style:name="co3" style:family="table-column">
      <style:table-column-properties fo:break-before="auto" style:column-width="0.778in"/>
    </style:style>
    <style:style style:name="co10" style:family="table-column">
      <style:table-column-properties fo:break-before="auto" style:column-width="2.9362in"/>
    </style:style>
    <style:style style:name="co5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9.2382in"/>
    </style:style>
    <style:style style:name="co8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2.2528in"/>
    </style:style>
    <style:style style:name="co9" style:family="table-column">
      <style:table-column-properties fo:break-before="auto" style:column-width="8.078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color="#000000" style:font-name="Bahnschrift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ddddd"/>
      <style:text-properties fo:color="#000000" style:font-name="Bahnschrift" fo:font-size="12pt" style:font-size-asian="12pt" style:font-size-complex="12pt"/>
    </style:style>
    <style:style style:name="ce3" style:family="table-cell" style:parent-style-name="Default">
      <style:table-cell-properties fo:background-color="#dddddd"/>
      <style:text-properties fo:color="#000000" style:font-name="Bahnschrift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ackground-color="#dddddd"/>
      <style:text-properties fo:color="#000000" style:font-name="Bahnschrift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dddddd"/>
      <style:text-properties fo:color="#b2b2b2" style:font-name="Bahnschrift" fo:font-size="12pt" style:font-size-asian="12pt" style:font-size-complex="12pt"/>
    </style:style>
    <style:style style:name="ce6" style:family="table-cell" style:parent-style-name="Default">
      <style:table-cell-properties fo:background-color="#dddddd"/>
      <style:text-properties fo:color="#000000" style:font-name="Bahnschrift" fo:font-size="10pt" style:font-size-asian="10pt" style:font-size-complex="10pt"/>
    </style:style>
    <style:style style:name="ce7" style:family="table-cell" style:parent-style-name="Default">
      <style:table-cell-properties fo:background-color="#dddddd" fo:wrap-option="wrap"/>
      <style:text-properties fo:color="#000000" style:text-outline="false" style:text-line-through-style="none" style:font-name="Bahnschrif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ddddd"/>
      <style:text-properties fo:color="#000000" style:font-name="Bahnschrift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</office:automatic-styles>
  <office:body>
    <office:spreadsheet>
      <table:table table:name="Infantry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5" table:number-columns-repeated="1019" table:default-cell-style-name="ce2"/>
        <table:table-row table:style-name="ro2">
          <table:table-cell table:style-name="ce1" office:value-type="string">
            <text:p>Result</text:p>
          </table:table-cell>
          <table:table-cell table:style-name="ce3" office:value-type="string">
            <text:p>initCategories Macros</text:p>
          </table:table-cell>
          <table:table-cell/>
          <table:table-cell table:style-name="ce4" office:value-type="string">
            <text:p>Arma 3 Classname List</text:p>
          </table:table-cell>
          <table:table-cell table:number-columns-repeated="1020"/>
        </table:table-row>
        <table:table-row table:style-name="ro2">
          <table:table-cell table:formula="of:=CONCATENATE(&quot;_inf set [&quot;;[.B2];&quot;, [&quot;;[.E2];[.D2];[.E2];&quot;]];&quot;)" office:value-type="string" office:string-value="_inf set [T_INF_default, [&quot;O_Soldier_F&quot;]];">
            <text:p>_inf set [T_INF_default, ["O_Soldier_F"]];</text:p>
          </table:table-cell>
          <table:table-cell office:value-type="string">
            <text:p>T_INF_default</text:p>
          </table:table-cell>
          <table:table-cell/>
          <table:table-cell office:value-type="string">
            <text:p>O_Soldier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3];&quot;, [&quot;;[.E3];[.D3];[.E3];&quot;]];&quot;)" office:value-type="string" office:string-value="_inf set [T_INF_SL, [&quot;O_Soldier_SL_F&quot;]];">
            <text:p>_inf set [T_INF_SL, ["O_Soldier_SL_F"]];</text:p>
          </table:table-cell>
          <table:table-cell office:value-type="string">
            <text:p>T_INF_SL</text:p>
          </table:table-cell>
          <table:table-cell/>
          <table:table-cell office:value-type="string">
            <text:p>O_Soldier_SL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4];&quot;, [&quot;;[.E4];[.D4];[.E4];&quot;]];&quot;)" office:value-type="string" office:string-value="_inf set [T_INF_TL, [&quot;O_Soldier_TL_F&quot;]];">
            <text:p>_inf set [T_INF_TL, ["O_Soldier_TL_F"]];</text:p>
          </table:table-cell>
          <table:table-cell office:value-type="string">
            <text:p>T_INF_TL</text:p>
          </table:table-cell>
          <table:table-cell/>
          <table:table-cell office:value-type="string">
            <text:p>O_Soldier_TL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5];&quot;, [&quot;;[.E5];[.D5];[.E5];&quot;]];&quot;)" office:value-type="string" office:string-value="_inf set [T_INF_officer, [&quot;O_officer_F&quot;]];">
            <text:p>_inf set [T_INF_officer, ["O_officer_F"]];</text:p>
          </table:table-cell>
          <table:table-cell office:value-type="string">
            <text:p>T_INF_officer</text:p>
          </table:table-cell>
          <table:table-cell/>
          <table:table-cell office:value-type="string">
            <text:p>O_officer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6];&quot;, [&quot;;[.E6];[.D6];[.E6];&quot;]];&quot;)" office:value-type="string" office:string-value="_inf set [T_INF_GL, [&quot;O_Soldier_GL_F&quot;]];">
            <text:p>_inf set [T_INF_GL, ["O_Soldier_GL_F"]];</text:p>
          </table:table-cell>
          <table:table-cell office:value-type="string">
            <text:p>T_INF_GL</text:p>
          </table:table-cell>
          <table:table-cell/>
          <table:table-cell office:value-type="string">
            <text:p>O_Soldier_GL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7];&quot;, [&quot;;[.E7];[.D7];[.E7];&quot;]];&quot;)" office:value-type="string" office:string-value="_inf set [T_INF_rifleman, [&quot;O_Soldier_F&quot;]];">
            <text:p>_inf set [T_INF_rifleman, ["O_Soldier_F"]];</text:p>
          </table:table-cell>
          <table:table-cell office:value-type="string">
            <text:p>T_INF_rifleman</text:p>
          </table:table-cell>
          <table:table-cell/>
          <table:table-cell office:value-type="string">
            <text:p>O_Soldier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8];&quot;, [&quot;;[.E8];[.D8];[.E8];&quot;]];&quot;)" office:value-type="string" office:string-value="_inf set [T_INF_marksman, [&quot;O_soldier_M_F&quot;]];">
            <text:p>_inf set [T_INF_marksman, ["O_soldier_M_F"]];</text:p>
          </table:table-cell>
          <table:table-cell office:value-type="string">
            <text:p>T_INF_marksman</text:p>
          </table:table-cell>
          <table:table-cell/>
          <table:table-cell office:value-type="string">
            <text:p>O_soldier_M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9];&quot;, [&quot;;[.E9];[.D9];[.E9];&quot;]];&quot;)" office:value-type="string" office:string-value="_inf set [T_INF_sniper, [&quot;O_ghillie_ard_F&quot;]];">
            <text:p>_inf set [T_INF_sniper, ["O_ghillie_ard_F"]];</text:p>
          </table:table-cell>
          <table:table-cell office:value-type="string">
            <text:p>T_INF_sniper</text:p>
          </table:table-cell>
          <table:table-cell/>
          <table:table-cell office:value-type="string">
            <text:p>O_ghillie_ard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10];&quot;, [&quot;;[.E10];[.D10];[.E10];&quot;]];&quot;)" office:value-type="string" office:string-value="_inf set [T_INF_spotter, [&quot;O_spotter_F&quot;]];">
            <text:p>_inf set [T_INF_spotter, ["O_spotter_F"]];</text:p>
          </table:table-cell>
          <table:table-cell office:value-type="string">
            <text:p>T_INF_spotter</text:p>
          </table:table-cell>
          <table:table-cell/>
          <table:table-cell office:value-type="string">
            <text:p>O_spotter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11];&quot;, [&quot;;[.E11];[.D11];[.E11];&quot;]];&quot;)" office:value-type="string" office:string-value="_inf set [T_INF_exp, [&quot;O_soldier_exp_F&quot;]];">
            <text:p>_inf set [T_INF_exp, ["O_soldier_exp_F"]];</text:p>
          </table:table-cell>
          <table:table-cell office:value-type="string">
            <text:p>T_INF_exp</text:p>
          </table:table-cell>
          <table:table-cell/>
          <table:table-cell office:value-type="string">
            <text:p>O_soldier_exp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12];&quot;, [&quot;;[.E12];[.D12];[.E12];&quot;]];&quot;)" office:value-type="string" office:string-value="_inf set [T_INF_ammo, [&quot;O_Soldier_A_F&quot;]];">
            <text:p>_inf set [T_INF_ammo, ["O_Soldier_A_F"]];</text:p>
          </table:table-cell>
          <table:table-cell office:value-type="string">
            <text:p>T_INF_ammo</text:p>
          </table:table-cell>
          <table:table-cell/>
          <table:table-cell office:value-type="string">
            <text:p>O_Soldier_A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13];&quot;, [&quot;;[.E13];[.D13];[.E13];&quot;]];&quot;)" office:value-type="string" office:string-value="_inf set [T_INF_LAT, [&quot;O_Soldier_LAT_F&quot;]];">
            <text:p>_inf set [T_INF_LAT, ["O_Soldier_LAT_F"]];</text:p>
          </table:table-cell>
          <table:table-cell office:value-type="string">
            <text:p>T_INF_LAT</text:p>
          </table:table-cell>
          <table:table-cell/>
          <table:table-cell office:value-type="string">
            <text:p>O_Soldier_LAT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14];&quot;, [&quot;;[.E14];[.D14];[.E14];&quot;]];&quot;)" office:value-type="string" office:string-value="_inf set [T_INF_AT, [&quot;O_Soldier_AT_F&quot;]];">
            <text:p>_inf set [T_INF_AT, ["O_Soldier_AT_F"]];</text:p>
          </table:table-cell>
          <table:table-cell office:value-type="string">
            <text:p>T_INF_AT</text:p>
          </table:table-cell>
          <table:table-cell/>
          <table:table-cell office:value-type="string">
            <text:p>O_Soldier_AT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15];&quot;, [&quot;;[.E15];[.D15];[.E15];&quot;]];&quot;)" office:value-type="string" office:string-value="_inf set [T_INF_AA, [&quot;O_Soldier_AA_F&quot;]];">
            <text:p>_inf set [T_INF_AA, ["O_Soldier_AA_F"]];</text:p>
          </table:table-cell>
          <table:table-cell office:value-type="string">
            <text:p>T_INF_AA</text:p>
          </table:table-cell>
          <table:table-cell/>
          <table:table-cell office:value-type="string">
            <text:p>O_Soldier_AA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16];&quot;, [&quot;;[.E16];[.D16];[.E16];&quot;]];&quot;)" office:value-type="string" office:string-value="_inf set [T_INF_LMG, [&quot;O_Soldier_AR_F&quot;]];">
            <text:p>_inf set [T_INF_LMG, ["O_Soldier_AR_F"]];</text:p>
          </table:table-cell>
          <table:table-cell office:value-type="string">
            <text:p>T_INF_LMG</text:p>
          </table:table-cell>
          <table:table-cell/>
          <table:table-cell office:value-type="string">
            <text:p>O_Soldier_AR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17];&quot;, [&quot;;[.E17];[.D17];[.E17];&quot;]];&quot;)" office:value-type="string" office:string-value="_inf set [T_INF_HMG, [&quot;O_HeavyGunner_F&quot;]];">
            <text:p>_inf set [T_INF_HMG, ["O_HeavyGunner_F"]];</text:p>
          </table:table-cell>
          <table:table-cell office:value-type="string">
            <text:p>T_INF_HMG</text:p>
          </table:table-cell>
          <table:table-cell/>
          <table:table-cell office:value-type="string">
            <text:p>O_HeavyGunner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18];&quot;, [&quot;;[.E18];[.D18];[.E18];&quot;]];&quot;)" office:value-type="string" office:string-value="_inf set [T_INF_medic, [&quot;O_medic_F&quot;]];">
            <text:p>_inf set [T_INF_medic, ["O_medic_F"]];</text:p>
          </table:table-cell>
          <table:table-cell office:value-type="string">
            <text:p>T_INF_medic</text:p>
          </table:table-cell>
          <table:table-cell/>
          <table:table-cell office:value-type="string">
            <text:p>O_medic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19];&quot;, [&quot;;[.E19];[.D19];[.E19];&quot;]];&quot;)" office:value-type="string" office:string-value="_inf set [T_INF_engineer, [&quot;O_engineer_F&quot;]];">
            <text:p>_inf set [T_INF_engineer, ["O_engineer_F"]];</text:p>
          </table:table-cell>
          <table:table-cell office:value-type="string">
            <text:p>T_INF_engineer</text:p>
          </table:table-cell>
          <table:table-cell/>
          <table:table-cell office:value-type="string">
            <text:p>O_engineer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20];&quot;, [&quot;;[.E20];[.D20];[.E20];&quot;]];&quot;)" office:value-type="string" office:string-value="_inf set [T_INF_crew, [&quot;O_crew_F&quot;]];">
            <text:p>_inf set [T_INF_crew, ["O_crew_F"]];</text:p>
          </table:table-cell>
          <table:table-cell office:value-type="string">
            <text:p>T_INF_crew</text:p>
          </table:table-cell>
          <table:table-cell/>
          <table:table-cell office:value-type="string">
            <text:p>O_crew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21];&quot;, [&quot;;[.E21];[.D21];[.E21];&quot;]];&quot;)" office:value-type="string" office:string-value="_inf set [T_INF_crew_heli, [&quot;O_helicrew_F&quot;]];">
            <text:p>_inf set [T_INF_crew_heli, ["O_helicrew_F"]];</text:p>
          </table:table-cell>
          <table:table-cell office:value-type="string">
            <text:p>T_INF_crew_heli</text:p>
          </table:table-cell>
          <table:table-cell/>
          <table:table-cell office:value-type="string">
            <text:p>O_helicrew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22];&quot;, [&quot;;[.E22];[.D22];[.E22];&quot;]];&quot;)" office:value-type="string" office:string-value="_inf set [T_INF_pilot, [&quot;O_Pilot_F&quot;]];">
            <text:p>_inf set [T_INF_pilot, ["O_Pilot_F"]];</text:p>
          </table:table-cell>
          <table:table-cell office:value-type="string">
            <text:p>T_INF_pilot</text:p>
          </table:table-cell>
          <table:table-cell/>
          <table:table-cell office:value-type="string">
            <text:p>O_Pilot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23];&quot;, [&quot;;[.E23];[.D23];[.E23];&quot;]];&quot;)" office:value-type="string" office:string-value="_inf set [T_INF_pilot_heli, [&quot;O_helipilot_F&quot;]];">
            <text:p>_inf set [T_INF_pilot_heli, ["O_helipilot_F"]];</text:p>
          </table:table-cell>
          <table:table-cell office:value-type="string">
            <text:p>T_INF_pilot_heli</text:p>
          </table:table-cell>
          <table:table-cell/>
          <table:table-cell office:value-type="string">
            <text:p>O_helipilot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24];&quot;, [&quot;;[.E24];[.D24];[.E24];&quot;]];&quot;)" office:value-type="string" office:string-value="_inf set [T_INF_survivor, [&quot;O_Survivor_F&quot;]];">
            <text:p>_inf set [T_INF_survivor, ["O_Survivor_F"]];</text:p>
          </table:table-cell>
          <table:table-cell office:value-type="string">
            <text:p>T_INF_survivor</text:p>
          </table:table-cell>
          <table:table-cell/>
          <table:table-cell office:value-type="string">
            <text:p>O_Survivor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25];&quot;, [&quot;;[.E25];[.D25];[.E25];&quot;]];&quot;)" office:value-type="string" office:string-value="_inf set [T_INF_unarmed, [&quot;O_Soldier_unarmed_F&quot;]];">
            <text:p>_inf set [T_INF_unarmed, ["O_Soldier_unarmed_F"]];</text:p>
          </table:table-cell>
          <table:table-cell office:value-type="string">
            <text:p>T_INF_unarmed</text:p>
          </table:table-cell>
          <table:table-cell/>
          <table:table-cell office:value-type="string">
            <text:p>O_Soldier_unarmed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VIPER</text:p>
          </table:table-cell>
          <table:table-cell table:number-columns-repeated="3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27];&quot;, [&quot;;[.E27];[.D27];[.E27];&quot;]];&quot;)" office:value-type="string" office:string-value="_inf set [T_INF_recon_TL, [&quot;O_V_Soldier_TL_hex_F&quot;]];">
            <text:p>_inf set [T_INF_recon_TL, ["O_V_Soldier_TL_hex_F"]];</text:p>
          </table:table-cell>
          <table:table-cell office:value-type="string">
            <text:p>T_INF_recon_TL</text:p>
          </table:table-cell>
          <table:table-cell/>
          <table:table-cell office:value-type="string">
            <text:p>O_V_Soldier_TL_hex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28];&quot;, [&quot;;[.E28];[.D28];[.E28];&quot;]];&quot;)" office:value-type="string" office:string-value="_inf set [T_INF_recon_rifleman, [&quot;O_V_Soldier_hex_F&quot;]];">
            <text:p>_inf set [T_INF_recon_rifleman, ["O_V_Soldier_hex_F"]];</text:p>
          </table:table-cell>
          <table:table-cell office:value-type="string">
            <text:p>T_INF_recon_rifleman</text:p>
          </table:table-cell>
          <table:table-cell/>
          <table:table-cell office:value-type="string">
            <text:p>O_V_Soldier_hex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29];&quot;, [&quot;;[.E29];[.D29];[.E29];&quot;]];&quot;)" office:value-type="string" office:string-value="_inf set [T_INF_recon_medic, [&quot;O_V_Soldier_Medic_hex_F&quot;]];">
            <text:p>_inf set [T_INF_recon_medic, ["O_V_Soldier_Medic_hex_F"]];</text:p>
          </table:table-cell>
          <table:table-cell office:value-type="string">
            <text:p>T_INF_recon_medic</text:p>
          </table:table-cell>
          <table:table-cell/>
          <table:table-cell office:value-type="string">
            <text:p>O_V_Soldier_Medic_hex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30];&quot;, [&quot;;[.E30];[.D30];[.E30];&quot;]];&quot;)" office:value-type="string" office:string-value="_inf set [T_INF_recon_exp, [&quot;O_V_Soldier_Exp_hex_F&quot;]];">
            <text:p>_inf set [T_INF_recon_exp, ["O_V_Soldier_Exp_hex_F"]];</text:p>
          </table:table-cell>
          <table:table-cell office:value-type="string">
            <text:p>T_INF_recon_exp</text:p>
          </table:table-cell>
          <table:table-cell/>
          <table:table-cell office:value-type="string">
            <text:p>O_V_Soldier_Exp_hex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31];&quot;, [&quot;;[.E31];[.D31];[.E31];&quot;]];&quot;)" office:value-type="string" office:string-value="_inf set [T_INF_recon_LAT, [&quot;O_V_Soldier_LAT_hex_F&quot;]];">
            <text:p>_inf set [T_INF_recon_LAT, ["O_V_Soldier_LAT_hex_F"]];</text:p>
          </table:table-cell>
          <table:table-cell office:value-type="string">
            <text:p>T_INF_recon_LAT</text:p>
          </table:table-cell>
          <table:table-cell/>
          <table:table-cell office:value-type="string">
            <text:p>O_V_Soldier_LAT_hex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32];&quot;, [&quot;;[.E32];[.D32];[.E32];&quot;]];&quot;)" office:value-type="string" office:string-value="_inf set [T_INF_recon_marksman, [&quot;O_V_Soldier_M_hex_F&quot;]];">
            <text:p>_inf set [T_INF_recon_marksman, ["O_V_Soldier_M_hex_F"]];</text:p>
          </table:table-cell>
          <table:table-cell office:value-type="string">
            <text:p>T_INF_recon_marksman</text:p>
          </table:table-cell>
          <table:table-cell/>
          <table:table-cell office:value-type="string">
            <text:p>O_V_Soldier_M_hex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33];&quot;, [&quot;;[.E33];[.D33];[.E33];&quot;]];&quot;)" office:value-type="string" office:string-value="_inf set [T_INF_recon_JTAC, [&quot;O_V_Soldier_JTAC_hex_F&quot;]];">
            <text:p>_inf set [T_INF_recon_JTAC, ["O_V_Soldier_JTAC_hex_F"]];</text:p>
          </table:table-cell>
          <table:table-cell office:value-type="string">
            <text:p>T_INF_recon_JTAC</text:p>
          </table:table-cell>
          <table:table-cell/>
          <table:table-cell office:value-type="string">
            <text:p>O_V_Soldier_JTAC_hex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35];&quot;, [&quot;;[.E35];[.D35];[.E35];&quot;]];&quot;)" office:value-type="string" office:string-value="_inf set [T_INF_diver_TL, [&quot;O_diver_TL_F&quot;]];">
            <text:p>_inf set [T_INF_diver_TL, ["O_diver_TL_F"]];</text:p>
          </table:table-cell>
          <table:table-cell office:value-type="string">
            <text:p>T_INF_diver_TL</text:p>
          </table:table-cell>
          <table:table-cell/>
          <table:table-cell office:value-type="string">
            <text:p>O_diver_TL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36];&quot;, [&quot;;[.E36];[.D36];[.E36];&quot;]];&quot;)" office:value-type="string" office:string-value="_inf set [T_INF_diver_rifleman, [&quot;O_diver_F&quot;]];">
            <text:p>_inf set [T_INF_diver_rifleman, ["O_diver_F"]];</text:p>
          </table:table-cell>
          <table:table-cell office:value-type="string">
            <text:p>T_INF_diver_rifleman</text:p>
          </table:table-cell>
          <table:table-cell/>
          <table:table-cell office:value-type="string">
            <text:p>O_diver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37];&quot;, [&quot;;[.E37];[.D37];[.E37];&quot;]];&quot;)" office:value-type="string" office:string-value="_inf set [T_INF_diver_exp, [&quot;O_diver_exp_F&quot;]];">
            <text:p>_inf set [T_INF_diver_exp, ["O_diver_exp_F"]];</text:p>
          </table:table-cell>
          <table:table-cell office:value-type="string">
            <text:p>T_INF_diver_exp</text:p>
          </table:table-cell>
          <table:table-cell/>
          <table:table-cell office:value-type="string">
            <text:p>O_diver_exp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39];&quot;, [&quot;;[.E39];[.D39];[.E39];&quot;]];&quot;)" office:value-type="string" office:string-value="_inf set [T_INF_recon_TL, [&quot;O_recon_TL_F&quot;]];">
            <text:p>_inf set [T_INF_recon_TL, ["O_recon_TL_F"]];</text:p>
          </table:table-cell>
          <table:table-cell office:value-type="string">
            <text:p>T_INF_recon_TL</text:p>
          </table:table-cell>
          <table:table-cell/>
          <table:table-cell office:value-type="string">
            <text:p>O_recon_TL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40];&quot;, [&quot;;[.E40];[.D40];[.E40];&quot;]];&quot;)" office:value-type="string" office:string-value="_inf set [T_INF_recon_rifleman, [&quot;O_recon_F&quot;]];">
            <text:p>_inf set [T_INF_recon_rifleman, ["O_recon_F"]];</text:p>
          </table:table-cell>
          <table:table-cell office:value-type="string">
            <text:p>T_INF_recon_rifleman</text:p>
          </table:table-cell>
          <table:table-cell/>
          <table:table-cell office:value-type="string">
            <text:p>O_recon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41];&quot;, [&quot;;[.E41];[.D41];[.E41];&quot;]];&quot;)" office:value-type="string" office:string-value="_inf set [T_INF_recon_medic, [&quot;O_recon_medic_F&quot;]];">
            <text:p>_inf set [T_INF_recon_medic, ["O_recon_medic_F"]];</text:p>
          </table:table-cell>
          <table:table-cell office:value-type="string">
            <text:p>T_INF_recon_medic</text:p>
          </table:table-cell>
          <table:table-cell/>
          <table:table-cell office:value-type="string">
            <text:p>O_recon_medic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42];&quot;, [&quot;;[.E42];[.D42];[.E42];&quot;]];&quot;)" office:value-type="string" office:string-value="_inf set [T_INF_recon_exp, [&quot;O_recon_exp_F&quot;]];">
            <text:p>_inf set [T_INF_recon_exp, ["O_recon_exp_F"]];</text:p>
          </table:table-cell>
          <table:table-cell office:value-type="string">
            <text:p>T_INF_recon_exp</text:p>
          </table:table-cell>
          <table:table-cell/>
          <table:table-cell office:value-type="string">
            <text:p>O_recon_exp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43];&quot;, [&quot;;[.E43];[.D43];[.E43];&quot;]];&quot;)" office:value-type="string" office:string-value="_inf set [T_INF_recon_LAT, [&quot;O_recon_LAT_F&quot;]];">
            <text:p>_inf set [T_INF_recon_LAT, ["O_recon_LAT_F"]];</text:p>
          </table:table-cell>
          <table:table-cell office:value-type="string">
            <text:p>T_INF_recon_LAT</text:p>
          </table:table-cell>
          <table:table-cell/>
          <table:table-cell office:value-type="string">
            <text:p>O_recon_LAT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44];&quot;, [&quot;;[.E44];[.D44];[.E44];&quot;]];&quot;)" office:value-type="string" office:string-value="_inf set [T_INF_recon_marksman, [&quot;O_recon_M_F&quot;]];">
            <text:p>_inf set [T_INF_recon_marksman, ["O_recon_M_F"]];</text:p>
          </table:table-cell>
          <table:table-cell office:value-type="string">
            <text:p>T_INF_recon_marksman</text:p>
          </table:table-cell>
          <table:table-cell/>
          <table:table-cell office:value-type="string">
            <text:p>O_recon_M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45];&quot;, [&quot;;[.E45];[.D45];[.E45];&quot;]];&quot;)" office:value-type="string" office:string-value="_inf set [T_INF_recon_JTAC, [&quot;O_recon_JTAC_F&quot;]];">
            <text:p>_inf set [T_INF_recon_JTAC, ["O_recon_JTAC_F"]];</text:p>
          </table:table-cell>
          <table:table-cell office:value-type="string">
            <text:p>T_INF_recon_JTAC</text:p>
          </table:table-cell>
          <table:table-cell/>
          <table:table-cell office:value-type="string">
            <text:p>O_recon_JTAC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hicles and Drone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0" table:default-cell-style-name="ce2"/>
        <table:table-column table:style-name="co5" table:default-cell-style-name="ce5"/>
        <table:table-column table:style-name="co5" table:number-columns-repeated="1019" table:default-cell-style-name="ce2"/>
        <table:table-row table:style-name="ro1">
          <table:table-cell table:style-name="ce1" office:value-type="string">
            <text:p>Result</text:p>
          </table:table-cell>
          <table:table-cell table:style-name="ce3" office:value-type="string">
            <text:p>initCategories Macros</text:p>
          </table:table-cell>
          <table:table-cell/>
          <table:table-cell table:style-name="ce4" office:value-type="string">
            <text:p>Arma 3 Classname List</text:p>
          </table:table-cell>
          <table:table-cell table:number-columns-repeated="1020"/>
        </table:table-row>
        <table:table-row table:style-name="ro2">
          <table:table-cell table:formula="of:=CONCATENATE(&quot;_veh set [&quot;;[.B2];&quot;, [&quot;;[.E2];[.D2];[.E2];&quot;]];&quot;)" office:value-type="string" office:string-value="_veh set [T_VEH_default, [&quot;&quot;]];">
            <text:p>_veh set [T_VEH_default, [""]];</text:p>
          </table:table-cell>
          <table:table-cell office:value-type="string">
            <text:p>T_VEH_default</text:p>
          </table:table-cell>
          <table:table-cell/>
          <table:table-cell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3];&quot;, [&quot;;[.E3];[.D3];[.E3];&quot;]];&quot;)" office:value-type="string" office:string-value="_veh set [T_VEH_car_unarmed, [&quot;O_LSV_02_unarmed_F&quot;]];">
            <text:p>_veh set [T_VEH_car_unarmed, ["O_LSV_02_unarmed_F"]];</text:p>
          </table:table-cell>
          <table:table-cell office:value-type="string">
            <text:p>T_VEH_car_unarmed</text:p>
          </table:table-cell>
          <table:table-cell/>
          <table:table-cell office:value-type="string">
            <text:p>O_LSV_02_unarmed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4];&quot;, [&quot;;[.E4];[.D4];[.E4];&quot;]];&quot;)" office:value-type="string" office:string-value="_veh set [T_VEH_car_armed, [&quot;O_LSV_02_armed_F&quot;]];">
            <text:p>_veh set [T_VEH_car_armed, ["O_LSV_02_armed_F"]];</text:p>
          </table:table-cell>
          <table:table-cell office:value-type="string">
            <text:p>T_VEH_car_armed</text:p>
          </table:table-cell>
          <table:table-cell/>
          <table:table-cell office:value-type="string">
            <text:p>O_LSV_02_armed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5];&quot;, [&quot;;[.E5];[.D5];[.E5];&quot;]];&quot;)" office:value-type="string" office:string-value="_veh set [T_VEH_MRAP_unarmed, [&quot;O_MRAP_02_F&quot;]];">
            <text:p>_veh set [T_VEH_MRAP_unarmed, ["O_MRAP_02_F"]];</text:p>
          </table:table-cell>
          <table:table-cell office:value-type="string">
            <text:p>T_VEH_MRAP_unarmed</text:p>
          </table:table-cell>
          <table:table-cell/>
          <table:table-cell office:value-type="string">
            <text:p>O_MRAP_02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6];&quot;, [&quot;;[.E6];[.D6];[.E6];&quot;]];&quot;)" office:value-type="string" office:string-value="_veh set [T_VEH_MRAP_HMG, [&quot;O_MRAP_02_hmg_F&quot;]];">
            <text:p>_veh set [T_VEH_MRAP_HMG, ["O_MRAP_02_hmg_F"]];</text:p>
          </table:table-cell>
          <table:table-cell office:value-type="string">
            <text:p>T_VEH_MRAP_HMG</text:p>
          </table:table-cell>
          <table:table-cell/>
          <table:table-cell office:value-type="string">
            <text:p>O_MRAP_02_hmg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7];&quot;, [&quot;;[.E7];[.D7];[.E7];&quot;]];&quot;)" office:value-type="string" office:string-value="_veh set [T_VEH_MRAP_GMG, [&quot;O_MRAP_02_gmg_F&quot;]];">
            <text:p>_veh set [T_VEH_MRAP_GMG, ["O_MRAP_02_gmg_F"]];</text:p>
          </table:table-cell>
          <table:table-cell office:value-type="string">
            <text:p>T_VEH_MRAP_GMG</text:p>
          </table:table-cell>
          <table:table-cell/>
          <table:table-cell office:value-type="string">
            <text:p>O_MRAP_02_gmg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8];&quot;, [&quot;;[.E8];[.D8];[.E8];&quot;]];&quot;)" office:value-type="string" office:string-value="_veh set [T_VEH_IFV, [&quot;O_APC_Tracked_02_cannon_F&quot;]];">
            <text:p>_veh set [T_VEH_IFV, ["O_APC_Tracked_02_cannon_F"]];</text:p>
          </table:table-cell>
          <table:table-cell office:value-type="string">
            <text:p>T_VEH_IFV</text:p>
          </table:table-cell>
          <table:table-cell/>
          <table:table-cell office:value-type="string">
            <text:p>O_APC_Tracked_02_cannon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9];&quot;, [&quot;;[.E9];[.D9];[.E9];&quot;]];&quot;)" office:value-type="string" office:string-value="_veh set [T_VEH_APC, [&quot;O_APC_Wheeled_02_rcws_v2_F&quot;]];">
            <text:p>_veh set [T_VEH_APC, ["O_APC_Wheeled_02_rcws_v2_F"]];</text:p>
          </table:table-cell>
          <table:table-cell office:value-type="string">
            <text:p>T_VEH_APC</text:p>
          </table:table-cell>
          <table:table-cell/>
          <table:table-cell office:value-type="string">
            <text:p>O_APC_Wheeled_02_rcws_v2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10];&quot;, [&quot;;[.E10];[.D10];[.E10];&quot;]];&quot;)" office:value-type="string" office:string-value="_veh set [T_VEH_MBT, [&quot;O_MBT_04_cannon_F&quot;]];">
            <text:p>_veh set [T_VEH_MBT, ["O_MBT_04_cannon_F"]];</text:p>
          </table:table-cell>
          <table:table-cell office:value-type="string">
            <text:p>T_VEH_MBT</text:p>
          </table:table-cell>
          <table:table-cell/>
          <table:table-cell office:value-type="string">
            <text:p>O_MBT_04_cannon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11];&quot;, [&quot;;[.E11];[.D11];[.E11];&quot;]];&quot;)" office:value-type="string" office:string-value="_veh set [T_VEH_MRLS, [&quot;O_MBT_02_arty_F&quot;]];">
            <text:p>_veh set [T_VEH_MRLS, ["O_MBT_02_arty_F"]];</text:p>
          </table:table-cell>
          <table:table-cell office:value-type="string">
            <text:p>T_VEH_MRLS</text:p>
          </table:table-cell>
          <table:table-cell/>
          <table:table-cell office:value-type="string">
            <text:p>O_MBT_02_arty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12];&quot;, [&quot;;[.E12];[.D12];[.E12];&quot;]];&quot;)" office:value-type="string" office:string-value="_veh set [T_VEH_SPA, [&quot;O_MBT_02_arty_F&quot;]];">
            <text:p>_veh set [T_VEH_SPA, ["O_MBT_02_arty_F"]];</text:p>
          </table:table-cell>
          <table:table-cell office:value-type="string">
            <text:p>T_VEH_SPA</text:p>
          </table:table-cell>
          <table:table-cell/>
          <table:table-cell office:value-type="string">
            <text:p>O_MBT_02_arty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13];&quot;, [&quot;;[.E13];[.D13];[.E13];&quot;]];&quot;)" office:value-type="string" office:string-value="_veh set [T_VEH_SPAA, [&quot;O_APC_Tracked_02_AA_F&quot;]];">
            <text:p>_veh set [T_VEH_SPAA, ["O_APC_Tracked_02_AA_F"]];</text:p>
          </table:table-cell>
          <table:table-cell office:value-type="string">
            <text:p>T_VEH_SPAA</text:p>
          </table:table-cell>
          <table:table-cell/>
          <table:table-cell office:value-type="string">
            <text:p>O_APC_Tracked_02_AA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14];&quot;, [&quot;;[.E14];[.D14];[.E14];&quot;]];&quot;)" office:value-type="string" office:string-value="_veh set [T_VEH_stat_HMG_high, [&quot;O_HMG_01_high_F&quot;]];">
            <text:p>_veh set [T_VEH_stat_HMG_high, ["O_HMG_01_high_F"]];</text:p>
          </table:table-cell>
          <table:table-cell office:value-type="string">
            <text:p>T_VEH_stat_HMG_high</text:p>
          </table:table-cell>
          <table:table-cell/>
          <table:table-cell office:value-type="string">
            <text:p>O_HMG_01_high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15];&quot;, [&quot;;[.E15];[.D15];[.E15];&quot;]];&quot;)" office:value-type="string" office:string-value="_veh set [T_VEH_stat_GMG_high, [&quot;O_GMG_01_high_F&quot;]];">
            <text:p>_veh set [T_VEH_stat_GMG_high, ["O_GMG_01_high_F"]];</text:p>
          </table:table-cell>
          <table:table-cell office:value-type="string">
            <text:p>T_VEH_stat_GMG_high</text:p>
          </table:table-cell>
          <table:table-cell/>
          <table:table-cell office:value-type="string">
            <text:p>O_GMG_01_high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16];&quot;, [&quot;;[.E16];[.D16];[.E16];&quot;]];&quot;)" office:value-type="string" office:string-value="_veh set [T_VEH_stat_HMG_low, [&quot;O_HMG_01_F&quot;]];">
            <text:p>_veh set [T_VEH_stat_HMG_low, ["O_HMG_01_F"]];</text:p>
          </table:table-cell>
          <table:table-cell office:value-type="string">
            <text:p>T_VEH_stat_HMG_low</text:p>
          </table:table-cell>
          <table:table-cell/>
          <table:table-cell office:value-type="string">
            <text:p>O_HMG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17];&quot;, [&quot;;[.E17];[.D17];[.E17];&quot;]];&quot;)" office:value-type="string" office:string-value="_veh set [T_VEH_stat_GMG_low, [&quot;O_GMG_01_F&quot;]];">
            <text:p>_veh set [T_VEH_stat_GMG_low, ["O_GMG_01_F"]];</text:p>
          </table:table-cell>
          <table:table-cell office:value-type="string">
            <text:p>T_VEH_stat_GMG_low</text:p>
          </table:table-cell>
          <table:table-cell/>
          <table:table-cell office:value-type="string">
            <text:p>O_GMG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18];&quot;, [&quot;;[.E18];[.D18];[.E18];&quot;]];&quot;)" office:value-type="string" office:string-value="_veh set [T_VEH_stat_AA, [&quot;O_static_AA_F&quot;]];">
            <text:p>_veh set [T_VEH_stat_AA, ["O_static_AA_F"]];</text:p>
          </table:table-cell>
          <table:table-cell office:value-type="string">
            <text:p>T_VEH_stat_AA</text:p>
          </table:table-cell>
          <table:table-cell/>
          <table:table-cell office:value-type="string">
            <text:p>O_static_AA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19];&quot;, [&quot;;[.E19];[.D19];[.E19];&quot;]];&quot;)" office:value-type="string" office:string-value="_veh set [T_VEH_stat_AT, [&quot;O_static_AT_F&quot;]];">
            <text:p>_veh set [T_VEH_stat_AT, ["O_static_AT_F"]];</text:p>
          </table:table-cell>
          <table:table-cell office:value-type="string">
            <text:p>T_VEH_stat_AT</text:p>
          </table:table-cell>
          <table:table-cell/>
          <table:table-cell office:value-type="string">
            <text:p>O_static_AT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20];&quot;, [&quot;;[.E20];[.D20];[.E20];&quot;]];&quot;)" office:value-type="string" office:string-value="_veh set [T_VEH_stat_mortar_light, [&quot;O_Mortar_01_F&quot;]];">
            <text:p>_veh set [T_VEH_stat_mortar_light, ["O_Mortar_01_F"]];</text:p>
          </table:table-cell>
          <table:table-cell office:value-type="string">
            <text:p>T_VEH_stat_mortar_light</text:p>
          </table:table-cell>
          <table:table-cell/>
          <table:table-cell office:value-type="string">
            <text:p>O_Mortar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21];&quot;, [&quot;;[.E21];[.D21];[.E21];&quot;]];&quot;)" office:value-type="string" office:string-value="_veh set [T_VEH_stat_mortar_heavy, [&quot;O_Mortar_01_F&quot;]];">
            <text:p>_veh set [T_VEH_stat_mortar_heavy, ["O_Mortar_01_F"]];</text:p>
          </table:table-cell>
          <table:table-cell office:value-type="string">
            <text:p>T_VEH_stat_mortar_heavy</text:p>
          </table:table-cell>
          <table:table-cell/>
          <table:table-cell office:value-type="string">
            <text:p>O_Mortar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22];&quot;, [&quot;;[.E22];[.D22];[.E22];&quot;]];&quot;)" office:value-type="string" office:string-value="_veh set [T_VEH_heli_light, [&quot;O_Heli_Light_02_dynamicLoadout_F&quot;]];">
            <text:p>_veh set [T_VEH_heli_light, ["O_Heli_Light_02_dynamicLoadout_F"]];</text:p>
          </table:table-cell>
          <table:table-cell office:value-type="string">
            <text:p>T_VEH_heli_light</text:p>
          </table:table-cell>
          <table:table-cell/>
          <table:table-cell office:value-type="string">
            <text:p>O_Heli_Light_02_dynamicLoadout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23];&quot;, [&quot;;[.E23];[.D23];[.E23];&quot;]];&quot;)" office:value-type="string" office:string-value="_veh set [T_VEH_heli_heavy, [&quot;O_Heli_Transport_04_covered_F&quot;]];">
            <text:p>_veh set [T_VEH_heli_heavy, ["O_Heli_Transport_04_covered_F"]];</text:p>
          </table:table-cell>
          <table:table-cell office:value-type="string">
            <text:p>T_VEH_heli_heavy</text:p>
          </table:table-cell>
          <table:table-cell/>
          <table:table-cell office:value-type="string">
            <text:p>O_Heli_Transport_04_covered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24];&quot;, [&quot;;[.E24];[.D24];[.E24];&quot;]];&quot;)" office:value-type="string" office:string-value="_veh set [T_VEH_heli_cargo, [&quot;O_Heli_Transport_04_box_F&quot;]];">
            <text:p>_veh set [T_VEH_heli_cargo, ["O_Heli_Transport_04_box_F"]];</text:p>
          </table:table-cell>
          <table:table-cell office:value-type="string">
            <text:p>T_VEH_heli_cargo</text:p>
          </table:table-cell>
          <table:table-cell/>
          <table:table-cell office:value-type="string">
            <text:p>O_Heli_Transport_04_box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25];&quot;, [&quot;;[.E25];[.D25];[.E25];&quot;]];&quot;)" office:value-type="string" office:string-value="_veh set [T_VEH_heli_attack, [&quot;O_Heli_Attack_02_dynamicLoadout_F&quot;]];">
            <text:p>_veh set [T_VEH_heli_attack, ["O_Heli_Attack_02_dynamicLoadout_F"]];</text:p>
          </table:table-cell>
          <table:table-cell office:value-type="string">
            <text:p>T_VEH_heli_attack</text:p>
          </table:table-cell>
          <table:table-cell/>
          <table:table-cell office:value-type="string">
            <text:p>O_Heli_Attack_02_dynamicLoadout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26];&quot;, [&quot;;[.E26];[.D26];[.E26];&quot;]];&quot;)" office:value-type="string" office:string-value="_veh set [T_VEH_plane_attack, [&quot;O_Plane_CAS_02_dynamicLoadout_F&quot;]];">
            <text:p>_veh set [T_VEH_plane_attack, ["O_Plane_CAS_02_dynamicLoadout_F"]];</text:p>
          </table:table-cell>
          <table:table-cell office:value-type="string">
            <text:p>T_VEH_plane_attack</text:p>
          </table:table-cell>
          <table:table-cell/>
          <table:table-cell office:value-type="string">
            <text:p>O_Plane_CAS_02_dynamicLoadout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27];&quot;, [&quot;;[.E27];[.D27];[.E27];&quot;]];&quot;)" office:value-type="string" office:string-value="_veh set [T_VEH_plane_fighter , [&quot;O_Plane_Fighter_02_F&quot;]];">
            <text:p>_veh set [T_VEH_plane_fighter , ["O_Plane_Fighter_02_F"]];</text:p>
          </table:table-cell>
          <table:table-cell office:value-type="string">
            <text:p>T_VEH_plane_fighter </text:p>
          </table:table-cell>
          <table:table-cell/>
          <table:table-cell office:value-type="string">
            <text:p>O_Plane_Fighter_02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28];&quot;, [&quot;;[.E28];[.D28];[.E28];&quot;]];&quot;)" office:value-type="string" office:string-value="_veh set [T_VEH_plane_cargo, [&quot;O_T_VTOL_02_infantry_dynamicLoadout_F&quot;]];">
            <text:p>_veh set [T_VEH_plane_cargo, ["O_T_VTOL_02_infantry_dynamicLoadout_F"]];</text:p>
          </table:table-cell>
          <table:table-cell office:value-type="string">
            <text:p>T_VEH_plane_cargo</text:p>
          </table:table-cell>
          <table:table-cell/>
          <table:table-cell office:value-type="string">
            <text:p>O_T_VTOL_02_infantry_dynamicLoadout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29];&quot;, [&quot;;[.E29];[.D29];[.E29];&quot;]];&quot;)" office:value-type="string" office:string-value="_veh set [T_VEH_plane_unarmed , [&quot;O_T_VTOL_02_infantry_dynamicLoadout_F&quot;]];">
            <text:p>_veh set [T_VEH_plane_unarmed , ["O_T_VTOL_02_infantry_dynamicLoadout_F"]];</text:p>
          </table:table-cell>
          <table:table-cell office:value-type="string">
            <text:p>T_VEH_plane_unarmed </text:p>
          </table:table-cell>
          <table:table-cell/>
          <table:table-cell office:value-type="string">
            <text:p>O_T_VTOL_02_infantry_dynamicLoadout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30];&quot;, [&quot;;[.E30];[.D30];[.E30];&quot;]];&quot;)" office:value-type="string" office:string-value="_veh set [T_VEH_plane_VTOL, [&quot;O_T_VTOL_02_infantry_dynamicLoadout_F&quot;]];">
            <text:p>_veh set [T_VEH_plane_VTOL, ["O_T_VTOL_02_infantry_dynamicLoadout_F"]];</text:p>
          </table:table-cell>
          <table:table-cell office:value-type="string">
            <text:p>T_VEH_plane_VTOL</text:p>
          </table:table-cell>
          <table:table-cell/>
          <table:table-cell office:value-type="string">
            <text:p>O_T_VTOL_02_infantry_dynamicLoadout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31];&quot;, [&quot;;[.E31];[.D31];[.E31];&quot;]];&quot;)" office:value-type="string" office:string-value="_veh set [T_VEH_boat_unarmed, [&quot;O_Boat_Transport_01_F&quot;]];">
            <text:p>_veh set [T_VEH_boat_unarmed, ["O_Boat_Transport_01_F"]];</text:p>
          </table:table-cell>
          <table:table-cell office:value-type="string">
            <text:p>T_VEH_boat_unarmed</text:p>
          </table:table-cell>
          <table:table-cell/>
          <table:table-cell office:value-type="string">
            <text:p>O_Boat_Transport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32];&quot;, [&quot;;[.E32];[.D32];[.E32];&quot;]];&quot;)" office:value-type="string" office:string-value="_veh set [T_VEH_boat_armed, [&quot;O_Boat_Armed_01_hmg_F&quot;]];">
            <text:p>_veh set [T_VEH_boat_armed, ["O_Boat_Armed_01_hmg_F"]];</text:p>
          </table:table-cell>
          <table:table-cell office:value-type="string">
            <text:p>T_VEH_boat_armed</text:p>
          </table:table-cell>
          <table:table-cell/>
          <table:table-cell office:value-type="string">
            <text:p>O_Boat_Armed_01_hmg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33];&quot;, [&quot;;[.E33];[.D33];[.E33];&quot;]];&quot;)" office:value-type="string" office:string-value="_veh set [T_VEH_personal, [&quot;O_Quadbike_01_F&quot;]];">
            <text:p>_veh set [T_VEH_personal, ["O_Quadbike_01_F"]];</text:p>
          </table:table-cell>
          <table:table-cell office:value-type="string">
            <text:p>T_VEH_personal</text:p>
          </table:table-cell>
          <table:table-cell/>
          <table:table-cell office:value-type="string">
            <text:p>O_Quadbike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34];&quot;, [&quot;;[.E34];[.D34];[.E34];&quot;]];&quot;)" office:value-type="string" office:string-value="_veh set [T_VEH_truck_inf, [&quot;O_Truck_03_transport_F&quot;]];">
            <text:p>_veh set [T_VEH_truck_inf, ["O_Truck_03_transport_F"]];</text:p>
          </table:table-cell>
          <table:table-cell office:value-type="string">
            <text:p>T_VEH_truck_inf</text:p>
          </table:table-cell>
          <table:table-cell/>
          <table:table-cell office:value-type="string">
            <text:p>O_Truck_03_transport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35];&quot;, [&quot;;[.E35];[.D35];[.E35];&quot;]];&quot;)" office:value-type="string" office:string-value="_veh set [T_VEH_truck_cargo, [&quot;O_Truck_03_transport_F&quot;]];">
            <text:p>_veh set [T_VEH_truck_cargo, ["O_Truck_03_transport_F"]];</text:p>
          </table:table-cell>
          <table:table-cell office:value-type="string">
            <text:p>T_VEH_truck_cargo</text:p>
          </table:table-cell>
          <table:table-cell/>
          <table:table-cell office:value-type="string">
            <text:p>O_Truck_03_transport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36];&quot;, [&quot;;[.E36];[.D36];[.E36];&quot;]];&quot;)" office:value-type="string" office:string-value="_veh set [T_VEH_truck_ammo, [&quot;O_Truck_03_ammo_F&quot;]];">
            <text:p>_veh set [T_VEH_truck_ammo, ["O_Truck_03_ammo_F"]];</text:p>
          </table:table-cell>
          <table:table-cell office:value-type="string">
            <text:p>T_VEH_truck_ammo</text:p>
          </table:table-cell>
          <table:table-cell/>
          <table:table-cell office:value-type="string">
            <text:p>O_Truck_03_ammo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37];&quot;, [&quot;;[.E37];[.D37];[.E37];&quot;]];&quot;)" office:value-type="string" office:string-value="_veh set [T_VEH_truck_repair, [&quot;O_Truck_03_repair_F&quot;]];">
            <text:p>_veh set [T_VEH_truck_repair, ["O_Truck_03_repair_F"]];</text:p>
          </table:table-cell>
          <table:table-cell office:value-type="string">
            <text:p>T_VEH_truck_repair</text:p>
          </table:table-cell>
          <table:table-cell/>
          <table:table-cell office:value-type="string">
            <text:p>O_Truck_03_repair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38];&quot;, [&quot;;[.E38];[.D38];[.E38];&quot;]];&quot;)" office:value-type="string" office:string-value="_veh set [T_VEH_truck_medical , [&quot;O_Truck_03_medical_F&quot;]];">
            <text:p>_veh set [T_VEH_truck_medical , ["O_Truck_03_medical_F"]];</text:p>
          </table:table-cell>
          <table:table-cell office:value-type="string">
            <text:p>T_VEH_truck_medical </text:p>
          </table:table-cell>
          <table:table-cell/>
          <table:table-cell office:value-type="string">
            <text:p>O_Truck_03_medical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39];&quot;, [&quot;;[.E39];[.D39];[.E39];&quot;]];&quot;)" office:value-type="string" office:string-value="_veh set [T_VEH_truck_fuel, [&quot;O_Truck_03_fuel_F&quot;]];">
            <text:p>_veh set [T_VEH_truck_fuel, ["O_Truck_03_fuel_F"]];</text:p>
          </table:table-cell>
          <table:table-cell office:value-type="string">
            <text:p>T_VEH_truck_fuel</text:p>
          </table:table-cell>
          <table:table-cell/>
          <table:table-cell office:value-type="string">
            <text:p>O_Truck_03_fuel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40];&quot;, [&quot;;[.E40];[.D40];[.E40];&quot;]];&quot;)" office:value-type="string" office:string-value="_veh set [T_VEH_submarine, [&quot;O_SDV_01_F&quot;]];">
            <text:p>_veh set [T_VEH_submarine, ["O_SDV_01_F"]];</text:p>
          </table:table-cell>
          <table:table-cell office:value-type="string">
            <text:p>T_VEH_submarine</text:p>
          </table:table-cell>
          <table:table-cell/>
          <table:table-cell office:value-type="string">
            <text:p>O_SDV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drone set [&quot;;[.B42];&quot;, [&quot;;[.E42];[.D42];[.E42];&quot;]];&quot;)" office:value-type="string" office:string-value="_drone set [T_DRONE_default , [&quot;O_UAV_01_F&quot;]];">
            <text:p>_drone set [T_DRONE_default , ["O_UAV_01_F"]];</text:p>
          </table:table-cell>
          <table:table-cell office:value-type="string">
            <text:p>T_DRONE_default </text:p>
          </table:table-cell>
          <table:table-cell/>
          <table:table-cell office:value-type="string">
            <text:p>O_UAV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drone set [&quot;;[.B43];&quot;, [&quot;;[.E43];[.D43];[.E43];&quot;]];&quot;)" office:value-type="string" office:string-value="_drone set [T_DRONE_UGV_unarmed, [&quot;O_UGV_01_F&quot;]];">
            <text:p>_drone set [T_DRONE_UGV_unarmed, ["O_UGV_01_F"]];</text:p>
          </table:table-cell>
          <table:table-cell office:value-type="string">
            <text:p>T_DRONE_UGV_unarmed</text:p>
          </table:table-cell>
          <table:table-cell/>
          <table:table-cell office:value-type="string">
            <text:p>O_UGV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1">
          <table:table-cell table:formula="of:=CONCATENATE(&quot;_drone set [&quot;;[.B44];&quot;, [&quot;;[.E44];[.D44];[.E44];&quot;]];&quot;)" office:value-type="string" office:string-value="_drone set [T_DRONE_UGV_armed, [&quot;O_UGV_01_rcws_F&quot;]];">
            <text:p>_drone set [T_DRONE_UGV_armed, ["O_UGV_01_rcws_F"]];</text:p>
          </table:table-cell>
          <table:table-cell office:value-type="string">
            <text:p>T_DRONE_UGV_armed</text:p>
          </table:table-cell>
          <table:table-cell/>
          <table:table-cell office:value-type="string">
            <text:p>O_UGV_01_rcws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1">
          <table:table-cell table:formula="of:=CONCATENATE(&quot;_drone set [&quot;;[.B45];&quot;, [&quot;;[.E45];[.D45];[.E45];&quot;]];&quot;)" office:value-type="string" office:string-value="_drone set [T_DRONE_plane_attack, [&quot;O_UAV_02_dynamicLoadout_F&quot;]];">
            <text:p>_drone set [T_DRONE_plane_attack, ["O_UAV_02_dynamicLoadout_F"]];</text:p>
          </table:table-cell>
          <table:table-cell office:value-type="string">
            <text:p>T_DRONE_plane_attack</text:p>
          </table:table-cell>
          <table:table-cell/>
          <table:table-cell office:value-type="string">
            <text:p>O_UAV_02_dynamicLoadout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1">
          <table:table-cell table:formula="of:=CONCATENATE(&quot;_drone set [&quot;;[.B46];&quot;, [&quot;;[.E46];[.D46];[.E46];&quot;]];&quot;)" office:value-type="string" office:string-value="_drone set [T_DRONE_plane_unarmed, [&quot;O_UAV_02_dynamicLoadout_F&quot;]];">
            <text:p>_drone set [T_DRONE_plane_unarmed, ["O_UAV_02_dynamicLoadout_F"]];</text:p>
          </table:table-cell>
          <table:table-cell office:value-type="string">
            <text:p>T_DRONE_plane_unarmed</text:p>
          </table:table-cell>
          <table:table-cell/>
          <table:table-cell office:value-type="string">
            <text:p>O_UAV_02_dynamicLoadout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1">
          <table:table-cell table:formula="of:=CONCATENATE(&quot;_drone set [&quot;;[.B47];&quot;, [&quot;;[.E47];[.D47];[.E47];&quot;]];&quot;)" office:value-type="string" office:string-value="_drone set [T_DRONE_heli_attack, [&quot;O_T_UAV_04_CAS_F&quot;]];">
            <text:p>_drone set [T_DRONE_heli_attack, ["O_T_UAV_04_CAS_F"]];</text:p>
          </table:table-cell>
          <table:table-cell office:value-type="string">
            <text:p>T_DRONE_heli_attack</text:p>
          </table:table-cell>
          <table:table-cell/>
          <table:table-cell office:value-type="string">
            <text:p>O_T_UAV_04_CAS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1">
          <table:table-cell table:formula="of:=CONCATENATE(&quot;_drone set [&quot;;[.B48];&quot;, [&quot;;[.E48];[.D48];[.E48];&quot;]];&quot;)" office:value-type="string" office:string-value="_drone set [T_DRONE_quadcopter, [&quot;O_UAV_01_F&quot;]];">
            <text:p>_drone set [T_DRONE_quadcopter, ["O_UAV_01_F"]];</text:p>
          </table:table-cell>
          <table:table-cell office:value-type="string">
            <text:p>T_DRONE_quadcopter</text:p>
          </table:table-cell>
          <table:table-cell/>
          <table:table-cell office:value-type="string">
            <text:p>O_UAV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1">
          <table:table-cell table:formula="of:=CONCATENATE(&quot;_drone set [&quot;;[.B49];&quot;, [&quot;;[.E49];[.D49];[.E49];&quot;]];&quot;)" office:value-type="string" office:string-value="_drone set [T_DRONE_designator, [&quot;O_Static_Designator_02_F&quot;]];">
            <text:p>_drone set [T_DRONE_designator, ["O_Static_Designator_02_F"]];</text:p>
          </table:table-cell>
          <table:table-cell office:value-type="string">
            <text:p>T_DRONE_designator</text:p>
          </table:table-cell>
          <table:table-cell/>
          <table:table-cell office:value-type="string">
            <text:p>O_Static_Designator_02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drone set [&quot;;[.B50];&quot;, [&quot;;[.E50];[.D50];[.E50];&quot;]];&quot;)" office:value-type="string" office:string-value="_drone set [T_DRONE_stat_HMG_low, [&quot;O_HMG_01_A_F&quot;]];">
            <text:p>_drone set [T_DRONE_stat_HMG_low, ["O_HMG_01_A_F"]];</text:p>
          </table:table-cell>
          <table:table-cell office:value-type="string">
            <text:p>T_DRONE_stat_HMG_low</text:p>
          </table:table-cell>
          <table:table-cell/>
          <table:table-cell office:value-type="string">
            <text:p>O_HMG_01_A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drone set [&quot;;[.B51];&quot;, [&quot;;[.E51];[.D51];[.E51];&quot;]];&quot;)" office:value-type="string" office:string-value="_drone set [T_DRONE_stat_GMG_low, [&quot;O_GMG_01_A_F&quot;]];">
            <text:p>_drone set [T_DRONE_stat_GMG_low, ["O_GMG_01_A_F"]];</text:p>
          </table:table-cell>
          <table:table-cell office:value-type="string">
            <text:p>T_DRONE_stat_GMG_low</text:p>
          </table:table-cell>
          <table:table-cell/>
          <table:table-cell office:value-type="string">
            <text:p>O_GMG_01_A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drone set [&quot;;[.B52];&quot;, [&quot;;[.E52];[.D52];[.E52];&quot;]];&quot;)" office:value-type="string" office:string-value="_drone set [T_DRONE_stat_AA, [&quot;O_SAM_System_04_F&quot;]];">
            <text:p>_drone set [T_DRONE_stat_AA, ["O_SAM_System_04_F"]];</text:p>
          </table:table-cell>
          <table:table-cell office:value-type="string">
            <text:p>T_DRONE_stat_AA</text:p>
          </table:table-cell>
          <table:table-cell/>
          <table:table-cell office:value-type="string">
            <text:p>O_SAM_System_04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oups" table:style-name="ta1" table:print="false">
        <table:table-column table:style-name="co7" table:default-cell-style-name="ce2"/>
        <table:table-column table:style-name="co2" table:default-cell-style-name="ce2"/>
        <table:table-column table:style-name="co8" table:default-cell-style-name="ce2"/>
        <table:table-column table:style-name="co4" table:default-cell-style-name="ce2"/>
        <table:table-column table:style-name="co5" table:default-cell-style-name="ce5"/>
        <table:table-column table:style-name="co9" table:default-cell-style-name="ce2"/>
        <table:table-column table:style-name="co5" table:number-columns-repeated="1018" table:default-cell-style-name="ce2"/>
        <table:table-row table:style-name="ro2">
          <table:table-cell table:style-name="ce1" office:value-type="string">
            <text:p>Result</text:p>
          </table:table-cell>
          <table:table-cell table:style-name="ce3" office:value-type="string">
            <text:p>initCategories Macros</text:p>
          </table:table-cell>
          <table:table-cell/>
          <table:table-cell table:style-name="ce4" office:value-type="string">
            <text:p>Arma 3 Classname List</text:p>
          </table:table-cell>
          <table:table-cell table:number-columns-repeated="1020"/>
        </table:table-row>
        <table:table-row table:style-name="ro2">
          <table:table-cell table:style-name="ce6" table:formula="of:=CONCATENATE(&quot;_group set [&quot;;[.B2];&quot;, [&quot;;[.F2];[.D2];[.E2];&quot;]];&quot;)" office:value-type="string" office:string-value="_group set [T_GROUP_default, [configfile &gt;&gt; &quot;CfgGroups&quot; &gt;&gt; &quot;East&quot; &gt;&gt; &quot;OPF_F&quot; &gt;&gt; &quot;Infantry&quot; &gt;&gt; &quot;&quot;]];">
            <text:p>_group set [T_GROUP_default, [configfile &gt;&gt; "CfgGroups" &gt;&gt; "East" &gt;&gt; "OPF_F" &gt;&gt; "Infantry" &gt;&gt; ""]];</text:p>
          </table:table-cell>
          <table:table-cell office:value-type="string">
            <text:p>T_GROUP_default</text:p>
          </table:table-cell>
          <table:table-cell/>
          <table:table-cell/>
          <table:table-cell office:value-type="string">
            <text:p>"</text:p>
          </table:table-cell>
          <table:table-cell table:style-name="ce7" office:value-type="string">
            <text:p>configfile &gt;&gt; "CfgGroups" &gt;&gt; "East" &gt;&gt; "OPF_F" &gt;&gt; "Infantry" &gt;&gt; "</text:p>
          </table:table-cell>
          <table:table-cell table:number-columns-repeated="1018"/>
        </table:table-row>
        <table:table-row table:style-name="ro2">
          <table:table-cell table:style-name="ce6" table:formula="of:=CONCATENATE(&quot;_group set [&quot;;[.B3];&quot;, [&quot;;[.F3];[.D3];[.E3];&quot;]];&quot;)" office:value-type="string" office:string-value="_group set [T_GROUP_inf_AA_team, [configfile &gt;&gt; &quot;CfgGroups&quot; &gt;&gt; &quot;East&quot; &gt;&gt; &quot;OPF_F&quot; &gt;&gt; &quot;Infantry&quot; &gt;&gt; &quot;OIA_InfTeam_AA&quot;]];">
            <text:p>_group set [T_GROUP_inf_AA_team, [configfile &gt;&gt; "CfgGroups" &gt;&gt; "East" &gt;&gt; "OPF_F" &gt;&gt; "Infantry" &gt;&gt; "OIA_InfTeam_AA"]];</text:p>
          </table:table-cell>
          <table:table-cell office:value-type="string">
            <text:p>T_GROUP_inf_AA_team</text:p>
          </table:table-cell>
          <table:table-cell/>
          <table:table-cell office:value-type="string">
            <text:p>OIA_InfTeam_AA</text:p>
          </table:table-cell>
          <table:table-cell office:value-type="string">
            <text:p>"</text:p>
          </table:table-cell>
          <table:table-cell table:style-name="ce7" office:value-type="string">
            <text:p>configfile &gt;&gt; "CfgGroups" &gt;&gt; "East" &gt;&gt; "OPF_F" &gt;&gt; "Infantry" &gt;&gt; "</text:p>
          </table:table-cell>
          <table:table-cell table:number-columns-repeated="1018"/>
        </table:table-row>
        <table:table-row table:style-name="ro2">
          <table:table-cell table:style-name="ce6" table:formula="of:=CONCATENATE(&quot;_group set [&quot;;[.B4];&quot;, [&quot;;[.F4];[.D4];[.E4];&quot;]];&quot;)" office:value-type="string" office:string-value="_group set [T_GROUP_inf_AT_team, [configfile &gt;&gt; &quot;CfgGroups&quot; &gt;&gt; &quot;East&quot; &gt;&gt; &quot;OPF_F&quot; &gt;&gt; &quot;Infantry&quot; &gt;&gt; &quot;OIA_InfTeam_AT&quot;]];">
            <text:p>_group set [T_GROUP_inf_AT_team, [configfile &gt;&gt; "CfgGroups" &gt;&gt; "East" &gt;&gt; "OPF_F" &gt;&gt; "Infantry" &gt;&gt; "OIA_InfTeam_AT"]];</text:p>
          </table:table-cell>
          <table:table-cell office:value-type="string">
            <text:p>T_GROUP_inf_AT_team</text:p>
          </table:table-cell>
          <table:table-cell/>
          <table:table-cell office:value-type="string">
            <text:p>OIA_InfTeam_AT</text:p>
          </table:table-cell>
          <table:table-cell office:value-type="string">
            <text:p>"</text:p>
          </table:table-cell>
          <table:table-cell table:style-name="ce7" office:value-type="string">
            <text:p>configfile &gt;&gt; "CfgGroups" &gt;&gt; "East" &gt;&gt; "OPF_F" &gt;&gt; "Infantry" &gt;&gt; "</text:p>
          </table:table-cell>
          <table:table-cell table:number-columns-repeated="1018"/>
        </table:table-row>
        <table:table-row table:style-name="ro2">
          <table:table-cell table:style-name="ce6" table:formula="of:=CONCATENATE(&quot;_group set [&quot;;[.B5];&quot;, [&quot;;[.F5];[.D5];[.E5];&quot;]];&quot;)" office:value-type="string" office:string-value="_group set [T_GROUP_inf_rifle_squad, [configfile &gt;&gt; &quot;CfgGroups&quot; &gt;&gt; &quot;East&quot; &gt;&gt; &quot;OPF_F&quot; &gt;&gt; &quot;Infantry&quot; &gt;&gt; &quot;OIA_InfSquad&quot;]];">
            <text:p>_group set [T_GROUP_inf_rifle_squad, [configfile &gt;&gt; "CfgGroups" &gt;&gt; "East" &gt;&gt; "OPF_F" &gt;&gt; "Infantry" &gt;&gt; "OIA_InfSquad"]];</text:p>
          </table:table-cell>
          <table:table-cell office:value-type="string">
            <text:p>T_GROUP_inf_rifle_squad</text:p>
          </table:table-cell>
          <table:table-cell/>
          <table:table-cell office:value-type="string">
            <text:p>OIA_InfSquad</text:p>
          </table:table-cell>
          <table:table-cell office:value-type="string">
            <text:p>"</text:p>
          </table:table-cell>
          <table:table-cell table:style-name="ce7" office:value-type="string">
            <text:p>configfile &gt;&gt; "CfgGroups" &gt;&gt; "East" &gt;&gt; "OPF_F" &gt;&gt; "Infantry" &gt;&gt; "</text:p>
          </table:table-cell>
          <table:table-cell table:number-columns-repeated="1018"/>
        </table:table-row>
        <table:table-row table:style-name="ro2">
          <table:table-cell table:style-name="ce6" table:formula="of:=CONCATENATE(&quot;_group set [&quot;;[.B6];&quot;, [&quot;;[.F6];[.D6];[.E6];&quot;]];&quot;)" office:value-type="string" office:string-value="_group set [T_GROUP_inf_assault_squad, [configfile &gt;&gt; &quot;CfgGroups&quot; &gt;&gt; &quot;East&quot; &gt;&gt; &quot;OPF_F&quot; &gt;&gt; &quot;Infantry&quot; &gt;&gt; &quot;OIA_InfAssault&quot;]];">
            <text:p>_group set [T_GROUP_inf_assault_squad, [configfile &gt;&gt; "CfgGroups" &gt;&gt; "East" &gt;&gt; "OPF_F" &gt;&gt; "Infantry" &gt;&gt; "OIA_InfAssault"]];</text:p>
          </table:table-cell>
          <table:table-cell office:value-type="string">
            <text:p>T_GROUP_inf_assault_squad</text:p>
          </table:table-cell>
          <table:table-cell/>
          <table:table-cell office:value-type="string">
            <text:p>OIA_InfAssault</text:p>
          </table:table-cell>
          <table:table-cell office:value-type="string">
            <text:p>"</text:p>
          </table:table-cell>
          <table:table-cell table:style-name="ce7" office:value-type="string">
            <text:p>configfile &gt;&gt; "CfgGroups" &gt;&gt; "East" &gt;&gt; "OPF_F" &gt;&gt; "Infantry" &gt;&gt; "</text:p>
          </table:table-cell>
          <table:table-cell table:number-columns-repeated="1018"/>
        </table:table-row>
        <table:table-row table:style-name="ro2">
          <table:table-cell table:style-name="ce6" table:formula="of:=CONCATENATE(&quot;_group set [&quot;;[.B7];&quot;, [&quot;;[.F7];[.D7];[.E7];&quot;]];&quot;)" office:value-type="string" office:string-value="_group set [T_GROUP_inf_weapons_squad, [configfile &gt;&gt; &quot;CfgGroups&quot; &gt;&gt; &quot;East&quot; &gt;&gt; &quot;OPF_F&quot; &gt;&gt; &quot;Infantry&quot; &gt;&gt; &quot;OIA_InfSquad_Weapons&quot;]];">
            <text:p>_group set [T_GROUP_inf_weapons_squad, [configfile &gt;&gt; "CfgGroups" &gt;&gt; "East" &gt;&gt; "OPF_F" &gt;&gt; "Infantry" &gt;&gt; "OIA_InfSquad_Weapons"]];</text:p>
          </table:table-cell>
          <table:table-cell office:value-type="string">
            <text:p>T_GROUP_inf_weapons_squad</text:p>
          </table:table-cell>
          <table:table-cell/>
          <table:table-cell office:value-type="string">
            <text:p>OIA_InfSquad_Weapons</text:p>
          </table:table-cell>
          <table:table-cell office:value-type="string">
            <text:p>"</text:p>
          </table:table-cell>
          <table:table-cell table:style-name="ce7" office:value-type="string">
            <text:p>configfile &gt;&gt; "CfgGroups" &gt;&gt; "East" &gt;&gt; "OPF_F" &gt;&gt; "Infantry" &gt;&gt; "</text:p>
          </table:table-cell>
          <table:table-cell table:number-columns-repeated="1018"/>
        </table:table-row>
        <table:table-row table:style-name="ro2">
          <table:table-cell table:style-name="ce6" table:formula="of:=CONCATENATE(&quot;_group set [&quot;;[.B8];&quot;, [&quot;;[.F8];[.D8];[.E8];&quot;]];&quot;)" office:value-type="string" office:string-value="_group set [T_GROUP_inf_fire_team, [configfile &gt;&gt; &quot;CfgGroups&quot; &gt;&gt; &quot;East&quot; &gt;&gt; &quot;OPF_F&quot; &gt;&gt; &quot;Infantry&quot; &gt;&gt; &quot;OIA_InfTeam&quot;]];">
            <text:p>_group set [T_GROUP_inf_fire_team, [configfile &gt;&gt; "CfgGroups" &gt;&gt; "East" &gt;&gt; "OPF_F" &gt;&gt; "Infantry" &gt;&gt; "OIA_InfTeam"]];</text:p>
          </table:table-cell>
          <table:table-cell office:value-type="string">
            <text:p>T_GROUP_inf_fire_team</text:p>
          </table:table-cell>
          <table:table-cell/>
          <table:table-cell office:value-type="string">
            <text:p>OIA_InfTeam</text:p>
          </table:table-cell>
          <table:table-cell office:value-type="string">
            <text:p>"</text:p>
          </table:table-cell>
          <table:table-cell table:style-name="ce7" office:value-type="string">
            <text:p>configfile &gt;&gt; "CfgGroups" &gt;&gt; "East" &gt;&gt; "OPF_F" &gt;&gt; "Infantry" &gt;&gt; "</text:p>
          </table:table-cell>
          <table:table-cell table:number-columns-repeated="1018"/>
        </table:table-row>
        <table:table-row table:style-name="ro2">
          <table:table-cell table:style-name="ce6" table:formula="of:=CONCATENATE(&quot;_group set [&quot;;[.B9];&quot;, [&quot;;[.F9];[.D9];[.E9];&quot;]];&quot;)" office:value-type="string" office:string-value="_group set [T_GROUP_inf_recon_patrol, [configfile &gt;&gt; &quot;CfgGroups&quot; &gt;&gt; &quot;East&quot; &gt;&gt; &quot;OPF_F&quot; &gt;&gt; &quot;Infantry&quot; &gt;&gt; &quot;OI_reconPatrol&quot;]];">
            <text:p>_group set [T_GROUP_inf_recon_patrol, [configfile &gt;&gt; "CfgGroups" &gt;&gt; "East" &gt;&gt; "OPF_F" &gt;&gt; "Infantry" &gt;&gt; "OI_reconPatrol"]];</text:p>
          </table:table-cell>
          <table:table-cell office:value-type="string">
            <text:p>T_GROUP_inf_recon_patrol</text:p>
          </table:table-cell>
          <table:table-cell/>
          <table:table-cell office:value-type="string">
            <text:p>OI_reconPatrol</text:p>
          </table:table-cell>
          <table:table-cell office:value-type="string">
            <text:p>"</text:p>
          </table:table-cell>
          <table:table-cell table:style-name="ce7" office:value-type="string">
            <text:p>configfile &gt;&gt; "CfgGroups" &gt;&gt; "East" &gt;&gt; "OPF_F" &gt;&gt; "Infantry" &gt;&gt; "</text:p>
          </table:table-cell>
          <table:table-cell table:number-columns-repeated="1018"/>
        </table:table-row>
        <table:table-row table:style-name="ro2">
          <table:table-cell table:style-name="ce6" table:formula="of:=CONCATENATE(&quot;_group set [&quot;;[.B10];&quot;, [&quot;;[.F10];[.D10];[.E10];&quot;]];&quot;)" office:value-type="string" office:string-value="_group set [T_GROUP_inf_recon_sentry, [configfile &gt;&gt; &quot;CfgGroups&quot; &gt;&gt; &quot;East&quot; &gt;&gt; &quot;OPF_F&quot; &gt;&gt; &quot;Infantry&quot; &gt;&gt; &quot;OI_reconSentry&quot;]];">
            <text:p>_group set [T_GROUP_inf_recon_sentry, [configfile &gt;&gt; "CfgGroups" &gt;&gt; "East" &gt;&gt; "OPF_F" &gt;&gt; "Infantry" &gt;&gt; "OI_reconSentry"]];</text:p>
          </table:table-cell>
          <table:table-cell office:value-type="string">
            <text:p>T_GROUP_inf_recon_sentry</text:p>
          </table:table-cell>
          <table:table-cell/>
          <table:table-cell office:value-type="string">
            <text:p>OI_reconSentry</text:p>
          </table:table-cell>
          <table:table-cell office:value-type="string">
            <text:p>"</text:p>
          </table:table-cell>
          <table:table-cell table:style-name="ce7" office:value-type="string">
            <text:p>configfile &gt;&gt; "CfgGroups" &gt;&gt; "East" &gt;&gt; "OPF_F" &gt;&gt; "Infantry" &gt;&gt; "</text:p>
          </table:table-cell>
          <table:table-cell table:number-columns-repeated="1018"/>
        </table:table-row>
        <table:table-row table:style-name="ro2">
          <table:table-cell table:style-name="ce6" table:formula="of:=CONCATENATE(&quot;_group set [&quot;;[.B11];&quot;, [&quot;;[.F11];[.D11];[.E11];&quot;]];&quot;)" office:value-type="string" office:string-value="_group set [T_GROUP_inf_recon_squad, [configfile &gt;&gt; &quot;CfgGroups&quot; &gt;&gt; &quot;East&quot; &gt;&gt; &quot;OPF_F&quot; &gt;&gt; &quot;Infantry&quot; &gt;&gt; &quot;OIA_ReconSquad&quot;]];">
            <text:p>_group set [T_GROUP_inf_recon_squad, [configfile &gt;&gt; "CfgGroups" &gt;&gt; "East" &gt;&gt; "OPF_F" &gt;&gt; "Infantry" &gt;&gt; "OIA_ReconSquad"]];</text:p>
          </table:table-cell>
          <table:table-cell office:value-type="string">
            <text:p>T_GROUP_inf_recon_squad</text:p>
          </table:table-cell>
          <table:table-cell/>
          <table:table-cell office:value-type="string">
            <text:p>OIA_ReconSquad</text:p>
          </table:table-cell>
          <table:table-cell office:value-type="string">
            <text:p>"</text:p>
          </table:table-cell>
          <table:table-cell table:style-name="ce7" office:value-type="string">
            <text:p>configfile &gt;&gt; "CfgGroups" &gt;&gt; "East" &gt;&gt; "OPF_F" &gt;&gt; "Infantry" &gt;&gt; "</text:p>
          </table:table-cell>
          <table:table-cell table:number-columns-repeated="1018"/>
        </table:table-row>
        <table:table-row table:style-name="ro2">
          <table:table-cell table:style-name="ce6" table:formula="of:=CONCATENATE(&quot;_group set [&quot;;[.B12];&quot;, [&quot;;[.F12];[.D12];[.E12];&quot;]];&quot;)" office:value-type="string" office:string-value="_group set [T_GROUP_inf_recon_team, [configfile &gt;&gt; &quot;CfgGroups&quot; &gt;&gt; &quot;East&quot; &gt;&gt; &quot;OPF_F&quot; &gt;&gt; &quot;Infantry&quot; &gt;&gt; &quot;OI_reconTeam&quot;]];">
            <text:p>_group set [T_GROUP_inf_recon_team, [configfile &gt;&gt; "CfgGroups" &gt;&gt; "East" &gt;&gt; "OPF_F" &gt;&gt; "Infantry" &gt;&gt; "OI_reconTeam"]];</text:p>
          </table:table-cell>
          <table:table-cell office:value-type="string">
            <text:p>T_GROUP_inf_recon_team</text:p>
          </table:table-cell>
          <table:table-cell/>
          <table:table-cell office:value-type="string">
            <text:p>OI_reconTeam</text:p>
          </table:table-cell>
          <table:table-cell office:value-type="string">
            <text:p>"</text:p>
          </table:table-cell>
          <table:table-cell table:style-name="ce7" office:value-type="string">
            <text:p>configfile &gt;&gt; "CfgGroups" &gt;&gt; "East" &gt;&gt; "OPF_F" &gt;&gt; "Infantry" &gt;&gt; "</text:p>
          </table:table-cell>
          <table:table-cell table:number-columns-repeated="1018"/>
        </table:table-row>
        <table:table-row table:style-name="ro2">
          <table:table-cell table:style-name="ce6" table:formula="of:=CONCATENATE(&quot;_group set [&quot;;[.B13];&quot;, [&quot;;[.F13];[.D13];[.E13];&quot;]];&quot;)" office:value-type="string" office:string-value="_group set [T_GROUP_inf_sentry, [configfile &gt;&gt; &quot;CfgGroups&quot; &gt;&gt; &quot;East&quot; &gt;&gt; &quot;OPF_F&quot; &gt;&gt; &quot;Infantry&quot; &gt;&gt; &quot;OIA_InfSentry&quot;]];">
            <text:p>_group set [T_GROUP_inf_sentry, [configfile &gt;&gt; "CfgGroups" &gt;&gt; "East" &gt;&gt; "OPF_F" &gt;&gt; "Infantry" &gt;&gt; "OIA_InfSentry"]];</text:p>
          </table:table-cell>
          <table:table-cell office:value-type="string">
            <text:p>T_GROUP_inf_sentry</text:p>
          </table:table-cell>
          <table:table-cell/>
          <table:table-cell office:value-type="string">
            <text:p>OIA_InfSentry</text:p>
          </table:table-cell>
          <table:table-cell office:value-type="string">
            <text:p>"</text:p>
          </table:table-cell>
          <table:table-cell table:style-name="ce7" office:value-type="string">
            <text:p>configfile &gt;&gt; "CfgGroups" &gt;&gt; "East" &gt;&gt; "OPF_F" &gt;&gt; "Infantry" &gt;&gt; "</text:p>
          </table:table-cell>
          <table:table-cell table:number-columns-repeated="1018"/>
        </table:table-row>
        <table:table-row table:style-name="ro2">
          <table:table-cell table:style-name="ce6" table:formula="of:=CONCATENATE(&quot;_group set [&quot;;[.B14];&quot;, [&quot;;[.F14];[.D14];[.E14];&quot;]];&quot;)" office:value-type="string" office:string-value="_group set [T_GROUP_inf_sniper_team, [configfile &gt;&gt; &quot;CfgGroups&quot; &gt;&gt; &quot;East&quot; &gt;&gt; &quot;OPF_F&quot; &gt;&gt; &quot;Infantry&quot; &gt;&gt; &quot;OI_SniperTeam&quot;]];">
            <text:p>_group set [T_GROUP_inf_sniper_team, [configfile &gt;&gt; "CfgGroups" &gt;&gt; "East" &gt;&gt; "OPF_F" &gt;&gt; "Infantry" &gt;&gt; "OI_SniperTeam"]];</text:p>
          </table:table-cell>
          <table:table-cell office:value-type="string">
            <text:p>T_GROUP_inf_sniper_team</text:p>
          </table:table-cell>
          <table:table-cell/>
          <table:table-cell office:value-type="string">
            <text:p>OI_SniperTeam</text:p>
          </table:table-cell>
          <table:table-cell office:value-type="string">
            <text:p>"</text:p>
          </table:table-cell>
          <table:table-cell table:style-name="ce7" office:value-type="string">
            <text:p>configfile &gt;&gt; "CfgGroups" &gt;&gt; "East" &gt;&gt; "OPF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9">02/19/2019</text:date>, <text:time>03:1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8:49:56.33</meta:creation-date>
    <dc:date>2019-02-19T03:17:13.38</dc:date>
    <meta:editing-duration>PT2H57M37S</meta:editing-duration>
    <meta:editing-cycles>22</meta:editing-cycles>
    <meta:generator>OpenOffice/4.1.5$Win32 OpenOffice.org_project/415m1$Build-9789</meta:generator>
    <meta:document-statistic meta:table-count="3" meta:cell-count="623" meta:object-count="0"/>
  </office:meta>
</office:document-meta>
</file>